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Lohit Hindi" svg:font-family="'Lohit Hindi'" style:font-pitch="variable"/>
    <style:font-face style:name="Mangal" svg:font-family="Mangal" style:font-pitch="variable"/>
    <style:font-face style:name="FreeSerif" svg:font-family="FreeSerif" style:font-family-generic="roman" style:font-pitch="variable"/>
    <style:font-face style:name="굴림" svg:font-family="굴림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Lohit Hindi2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6.6979in" fo:margin-left="0in" table:align="left"/>
    </style:style>
    <style:style style:name="표1.A" style:family="table-column">
      <style:table-column-properties style:column-width="1.2604in"/>
    </style:style>
    <style:style style:name="표1.B" style:family="table-column">
      <style:table-column-properties style:column-width="3.2604in"/>
    </style:style>
    <style:style style:name="표1.C" style:family="table-column">
      <style:table-column-properties style:column-width="2.1771in"/>
    </style:style>
    <style:style style:name="표1.A1" style:family="table-cell">
      <style:table-cell-properties fo:background-color="#6600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표1.C1" style:family="table-cell">
      <style:table-cell-properties fo:background-color="#660066" fo:padding="0.0382in" fo:border="0.05pt solid #000000">
        <style:background-image/>
      </style:table-cell-properties>
    </style:style>
    <style:style style:name="표1.A2" style:family="table-cell">
      <style:table-cell-properties fo:padding="0.0382in" fo:border-left="0.05pt solid #000000" fo:border-right="none" fo:border-top="none" fo:border-bottom="0.05pt solid #000000"/>
    </style:style>
    <style:style style:name="표1.B2" style:family="table-cell">
      <style:table-cell-properties fo:padding="0.0382in" fo:border-left="0.05pt solid #000000" fo:border-right="none" fo:border-top="none" fo:border-bottom="0.05pt solid #000000"/>
    </style:style>
    <style:style style:name="표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바탕" fo:font-size="25pt" fo:font-weight="bold" style:font-name-asian="바탕" style:font-size-asian="25pt" style:language-asian="ko" style:country-asian="KR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바탕" fo:font-size="25pt" fo:language="en" fo:country="US" fo:font-weight="bold" style:font-name-asian="바탕" style:font-size-asian="25pt" style:language-asian="ko" style:country-asian="KR" style:font-weight-asian="bold" style:font-size-complex="25pt" style:font-weight-complex="bold"/>
    </style:style>
    <style:style style:name="P3" style:family="paragraph" style:parent-style-name="Standard">
      <style:text-properties style:font-name="바탕" fo:font-size="12pt" style:font-name-asian="바탕" style:font-size-asian="12pt" style:language-asian="ko" style:country-asian="KR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바탕" fo:font-size="12pt" style:font-name-asian="바탕" style:font-size-asian="12pt" style:language-asian="ko" style:country-asian="KR" style:font-size-complex="12pt"/>
    </style:style>
    <style:style style:name="P5" style:family="paragraph" style:parent-style-name="Standard">
      <style:text-properties style:font-name="바탕" fo:font-size="12pt" fo:font-weight="normal" style:font-name-asian="바탕" style:font-size-asian="12pt" style:language-asian="ko" style:country-asian="KR" style:font-weight-asian="normal" style:font-size-complex="12pt" style:font-weight-complex="normal"/>
    </style:style>
    <style:style style:name="P6" style:family="paragraph" style:parent-style-name="Standard">
      <style:text-properties style:font-name="바탕" fo:font-size="28.5499992370605pt" fo:font-weight="bold" style:font-name-asian="바탕" style:font-size-asian="25pt" style:language-asian="ko" style:country-asian="KR" style:font-weight-asian="bold" style:font-size-complex="28.5499992370605pt" style:font-weight-complex="bold"/>
    </style:style>
    <style:style style:name="P7" style:family="paragraph" style:parent-style-name="Standard">
      <style:text-properties style:font-name="바탕" fo:font-size="13.6999998092651pt" style:font-name-asian="바탕" style:font-size-asian="12pt" style:language-asian="ko" style:country-asian="KR" style:font-size-complex="13.6999998092651pt"/>
    </style:style>
    <style:style style:name="P8" style:family="paragraph" style:parent-style-name="Standard">
      <style:text-properties style:font-name="바탕" fo:font-size="11.3999996185303pt" fo:font-weight="normal" style:font-name-asian="바탕" style:font-size-asian="10pt" style:language-asian="ko" style:country-asian="KR" style:font-weight-asian="normal" style:font-size-complex="11.3999996185303pt" style:font-weight-complex="normal"/>
    </style:style>
    <style:style style:name="P9" style:family="paragraph" style:parent-style-name="Standard">
      <style:text-properties style:font-name="바탕" fo:font-size="15pt" fo:font-weight="bold" style:font-name-asian="바탕" style:font-size-asian="15pt" style:language-asian="ko" style:country-asian="KR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5pt" fo:font-weight="bold" style:font-size-asian="25pt" style:language-asian="ko" style:country-asian="KR" style:font-weight-asian="bold" style:font-size-complex="25pt" style:font-weight-complex="bold"/>
    </style:style>
    <style:style style:name="P11" style:family="paragraph" style:parent-style-name="Standard">
      <style:text-properties style:font-name="FreeSerif" fo:font-size="10pt" fo:font-weight="normal" style:font-name-asian="함초롬바탕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line-height="100%" fo:text-align="center" style:justify-single-word="false"/>
      <style:text-properties style:font-name="FreeSerif" fo:font-size="45pt" fo:language="en" fo:country="US" fo:font-weight="bold" style:font-name-asian="함초롬바탕" style:font-size-asian="45pt" style:language-asian="ko" style:country-asian="KR" style:font-weight-asian="bold" style:font-size-complex="45pt" style:font-weight-complex="bold"/>
    </style:style>
    <style:style style:name="P13" style:family="paragraph" style:parent-style-name="Text_20_body">
      <style:paragraph-properties fo:line-height="100%" fo:text-align="center" style:justify-single-word="false"/>
      <style:text-properties style:font-name="FreeSerif" fo:font-size="10pt" fo:font-weight="normal" style:font-name-asian="함초롬바탕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line-height="100%" fo:text-align="center" style:justify-single-word="false"/>
      <style:text-properties style:font-name="함초롬바탕" fo:font-size="18pt" fo:language="en" fo:country="US" fo:font-weight="normal" style:font-name-asian="함초롬바탕" style:font-size-asian="18pt" style:language-asian="ko" style:country-asian="KR" style:font-weight-asian="normal" style:font-size-complex="18pt" style:font-weight-complex="normal"/>
    </style:style>
    <style:style style:name="P15" style:family="paragraph" style:parent-style-name="Text_20_body">
      <style:paragraph-properties fo:line-height="100%" fo:text-align="end" style:justify-single-word="false"/>
      <style:text-properties style:font-name="함초롬바탕" fo:font-size="18pt" fo:language="en" fo:country="US" fo:font-weight="normal" style:font-name-asian="함초롬바탕" style:font-size-asian="18pt" style:language-asian="ko" style:country-asian="KR" style:font-weight-asian="normal" style:font-size-complex="18pt" style:font-weight-complex="normal"/>
    </style:style>
    <style:style style:name="P16" style:family="paragraph" style:parent-style-name="Text_20_body">
      <style:paragraph-properties fo:line-height="100%" fo:text-align="end" style:justify-single-word="false"/>
      <style:text-properties style:font-name="함초롬바탕" fo:font-size="18pt" style:font-name-asian="함초롬바탕" style:font-size-asian="18pt" style:font-size-complex="18pt"/>
    </style:style>
    <style:style style:name="P17" style:family="paragraph" style:parent-style-name="Text_20_body">
      <style:paragraph-properties fo:line-height="100%" fo:text-align="center" style:justify-single-word="false"/>
      <style:text-properties style:font-name="함초롬바탕" fo:font-size="10pt" fo:language="en" fo:country="US" fo:font-weight="normal" style:font-name-asian="함초롬바탕" style:font-size-asian="10pt" style:language-asian="ko" style:country-asian="KR" style:font-weight-asian="normal" style:font-size-complex="10pt" style:font-weight-complex="normal"/>
    </style:style>
    <style:style style:name="P18" style:family="paragraph" style:parent-style-name="Text_20_body">
      <style:paragraph-properties fo:line-height="100%" fo:text-align="end" style:justify-single-word="false"/>
      <style:text-properties style:font-name="함초롬바탕" fo:font-size="30pt" fo:language="en" fo:country="US" style:font-name-asian="함초롬바탕" style:font-size-asian="30pt" style:font-size-complex="30pt"/>
    </style:style>
    <style:style style:name="P19" style:family="paragraph" style:parent-style-name="Table_20_Contents">
      <style:paragraph-properties fo:text-align="center" style:justify-single-word="false"/>
      <style:text-properties style:font-name="바탕" fo:font-size="12pt" style:font-name-asian="바탕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바탕" fo:font-size="12pt" style:font-name-asian="바탕" style:font-size-asian="12pt" style:language-asian="ko" style:country-asian="KR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e6ff00" style:font-name="바탕" fo:font-size="12pt" fo:background-color="transparent" style:font-name-asian="바탕" style:font-size-asian="12pt" style:language-asian="ko" style:country-asian="KR" style:font-size-complex="12pt"/>
    </style:style>
    <style:style style:name="P22" style:family="paragraph" style:parent-style-name="_3f__3f__3f__7e_LT_7e_Gliederung_20_1">
      <style:paragraph-properties fo:text-align="start" style:justify-single-word="fals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letter-kerning="true" style:font-name-asian="굴림" style:font-size-asian="12pt" style:language-asian="ko" style:country-asian="KR" style:font-style-asian="normal" style:font-weight-asian="normal" style:font-name-complex="굴림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_3f__3f__3f__7e_LT_7e_Gliederung_20_1">
      <style:paragraph-properties fo:line-height="100%" fo:text-align="start" style:justify-single-word="false"/>
      <style:text-properties style:use-window-font-color="true" style:text-outline="false" style:text-line-through-style="none" style:font-name="굴림" fo:font-size="12pt" fo:language="en" fo:country="US" fo:font-style="normal" fo:text-shadow="none" style:text-underline-style="none" fo:font-weight="normal" style:letter-kerning="true" style:font-name-asian="굴림" style:font-size-asian="12pt" style:language-asian="ko" style:country-asian="KR" style:font-style-asian="normal" style:font-weight-asian="normal" style:font-name-complex="굴림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Text_20_body">
      <style:paragraph-properties fo:line-height="100%" fo:text-align="center" style:justify-single-word="false"/>
      <style:text-properties style:font-name="FreeSerif" fo:font-size="40pt" fo:language="en" fo:country="US" fo:font-weight="bold" style:font-name-asian="함초롬바탕" style:font-size-asian="40pt" style:language-asian="ko" style:country-asian="KR" style:font-weight-asian="bold" style:font-size-complex="40pt" style:font-weight-complex="bold"/>
    </style:style>
    <style:style style:name="P25" style:family="paragraph" style:parent-style-name="Text_20_body">
      <style:paragraph-properties fo:line-height="100%" fo:text-align="center" style:justify-single-word="false"/>
      <style:text-properties style:font-name="FreeSerif" fo:font-size="70pt" fo:language="en" fo:country="US" fo:font-weight="bold" style:font-name-asian="함초롬바탕" style:font-size-asian="70pt" style:language-asian="ko" style:country-asian="KR" style:font-weight-asian="bold" style:font-size-complex="7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ko" style:country-asian="KR"/>
    </style:style>
    <style:style style:name="T3" style:family="text"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letter-kerning="true" style:font-name-asian="굴림" style:font-style-asian="normal" style:font-weight-asian="normal" style:font-name-complex="굴림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굴림" fo:font-style="normal" fo:text-shadow="none" style:text-underline-style="none" style:letter-kerning="true" style:font-name-asian="굴림" style:font-style-asian="normal" style:font-name-complex="굴림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ash Hunter</text:p>
      <text:p text:style-name="P24">프로젝트 제안서</text:p>
      <text:p text:style-name="P12"/>
      <text:p text:style-name="P12"/>
      <text:p text:style-name="P12"/>
      <text:p text:style-name="P12"/>
      <text:p text:style-name="P12"/>
      <text:p text:style-name="P12"/>
      <text:p text:style-name="P18">Cash Hunter 팀</text:p>
      <text:p text:style-name="P16"><text:span text:style-name="T1">0892067 </text:span><text:span text:style-name="T2">송태웅</text:span></text:p>
      <text:p text:style-name="P15">0892080 장영창</text:p>
      <text:p text:style-name="P14"/>
      <text:p text:style-name="P14"/>
      <text:p text:style-name="P14"><text:soft-page-break/></text:p>
      <text:p text:style-name="P10">1. 팀소개</text:p>
      <text:p text:style-name="P4"/>
      <text:p text:style-name="P22">Cash Hunter</text:p>
      <text:p text:style-name="P4"/>
      <text:p text:style-name="P3"/>
      <text:p text:style-name="P6">2. 개발목표</text:p>
      <text:p text:style-name="P7"><text:s/><text:span text:style-name="T3">Cash Hunter</text:span></text:p>
      <text:p text:style-name="P7"/>
      <text:p text:style-name="P6">3. 개발내용</text:p>
      <text:p text:style-name="P22">Cash Hunt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>4. 문제점 및 제약사항</text:p>
      <text:p text:style-name="P8"/>
      <text:p text:style-name="P9">제약사항</text:p>
      <text:p text:style-name="P5">1. <text:span text:style-name="T4">Cash Hunter</text:span></text:p>
      <text:p text:style-name="P5"/>
      <text:p text:style-name="P5"/>
      <text:p text:style-name="P9">문제점</text:p>
      <text:p text:style-name="P5">1. <text:span text:style-name="T4">Cash Hunter</text:span></text:p>
      <text:p text:style-name="P5"/>
      <text:p text:style-name="P8"/>
      <text:p text:style-name="P9">해결방안</text:p>
      <text:p text:style-name="P8"/>
      <text:p text:style-name="P5">제약사항 1 - <text:span text:style-name="T4">Cash Hunter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">5. 구조도</text:p>
      <text:p text:style-name="P14">Software구조도</text:p>
      <text:p text:style-name="P17"/>
      <text:p text:style-name="P17"/>
      <text:p text:style-name="P17"/>
      <text:p text:style-name="P17"/>
      <text:p text:style-name="P17"/>
      <text:p text:style-name="P23">Cash Hunter</text:p>
      <text:p text:style-name="P17"/>
      <text:p text:style-name="P17"/>
      <text:p text:style-name="P14">Hardware 구조도</text:p>
      <text:p text:style-name="P14"/>
      <text:p text:style-name="P14"/>
      <text:p text:style-name="P14"><draw:frame draw:style-name="fr1" draw:name="그림2" text:anchor-type="paragraph" svg:x="0.3646in" svg:y="0.0516in" svg:width="4.7665in" svg:height="7.128in" draw:z-index="0"><draw:image xlink:href="Pictures/20000007000024B20000307A312F61D1.svm" xlink:type="simple" xlink:show="embed" xlink:actuate="onLoad"/></draw:frame>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6. 테스트 계획</text:p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21">테스트</text:p>
          </table:table-cell>
          <table:table-cell table:style-name="표1.A1" office:value-type="string">
            <text:p text:style-name="P21">테스트 내용</text:p>
          </table:table-cell>
          <table:table-cell table:style-name="표1.C1" office:value-type="string">
            <text:p text:style-name="P21">테스트 결과</text:p>
          </table:table-cell>
        </table:table-row>
        <table:table-row>
          <table:table-cell table:style-name="표1.A2" office:value-type="string">
            <text:p text:style-name="P19">1</text:p>
          </table:table-cell>
          <table:table-cell table:style-name="표1.B2" office:value-type="string">
            <text:p text:style-name="P20">Cash Hunter</text:p>
          </table:table-cell>
          <table:table-cell table:style-name="표1.C2" office:value-type="string">
            <text:p text:style-name="P1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Lohit Hindi" svg:font-family="'Lohit Hindi'" style:font-pitch="variable"/>
    <style:font-face style:name="Mangal" svg:font-family="Mangal" style:font-pitch="variable"/>
    <style:font-face style:name="FreeSerif" svg:font-family="FreeSerif" style:font-family-generic="roman" style:font-pitch="variable"/>
    <style:font-face style:name="굴림" svg:font-family="굴림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Lohit Hindi2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나눔고딕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f__3f_" style:display-name="??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paragraph" style:parent-style-name="_3f__3f_"/>
    <style:style style:name="WW-_3f__3f__3f__3f__20__3f__3f__20__3f__3f_" style:display-name="WW-???? ?? ??" style:family="paragraph" style:parent-style-name="_3f__3f_"/>
    <style:style style:name="_3f__3f__3f__20__3f__3f__20__3f__3f_" style:display-name="??? ?? ??" style:family="paragraph" style:parent-style-name="_3f__3f_"/>
    <style:style style:name="_3f__3f__3f_" style:display-name="???" style:family="paragraph" style:parent-style-name="_3f__3f_"/>
    <style:style style:name="_3f__3f__3f__20__3f__3f_" style:display-name="??? ??" style:family="paragraph" style:parent-style-name="_3f__3f_"/>
    <style:style style:name="_3f__3f__3f__20__3f__3f__20__3f__3f__20__3f__3f_" style:display-name="??? ?? ?? ??" style:family="paragraph" style:parent-style-name="_3f__3f_">
      <style:paragraph-properties fo:text-align="start" style:justify-single-word="false"/>
    </style:style>
    <style:style style:name="_3f__3f__20__3f__3f__3f__3f_" style:display-name="?? ????" style:family="paragraph" style:parent-style-name="_3f__3f_">
      <style:paragraph-properties fo:margin="100%" fo:margin-left="0in" fo:margin-right="0in" fo:margin-top="0in" fo:margin-bottom="0in" fo:text-indent="0.2362in" style:auto-text-indent="false"/>
    </style:style>
    <style:style style:name="WW-_3f__3f_" style:display-name="WW-??" style:family="paragraph" style:parent-style-name="_3f__3f_"/>
    <style:style style:name="_3f__3f_1" style:display-name="??1" style:family="paragraph" style:parent-style-name="_3f__3f_">
      <style:paragraph-properties fo:text-align="center" style:justify-single-word="false"/>
    </style:style>
    <style:style style:name="_3f__3f_2" style:display-name="??2" style:family="paragraph" style:parent-style-name="_3f__3f_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_3f__3f_1" style:display-name="WW-??1" style:family="paragraph" style:parent-style-name="_3f__3f_">
      <style:paragraph-properties fo:margin-top="0.1654in" fo:margin-bottom="0.0827in"/>
    </style:style>
    <style:style style:name="WW-_3f__3f_11" style:display-name="WW-??11" style:family="paragraph" style:parent-style-name="_3f__3f_">
      <style:paragraph-properties fo:margin-top="0.1654in" fo:margin-bottom="0.0827in"/>
    </style:style>
    <style:style style:name="WW-_3f__3f_2" style:display-name="WW-??2" style:family="paragraph" style:parent-style-name="_3f__3f_">
      <style:paragraph-properties fo:margin-top="0.1654in" fo:margin-bottom="0.0827in"/>
    </style:style>
    <style:style style:name="WW-_3f__3f__3f_" style:display-name="WW-???" style:family="paragraph" style:parent-style-name="_3f__3f_"/>
    <style:style style:name="_3f__3f__3f__7e_LT_7e_Gliederung_20_1" style:display-name="???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paragraph" style:parent-style-name="_3f__3f__3f__7e_LT_7e_Gliederung_20_1">
      <style:paragraph-properties fo:margin-top="0in" fo:margin-bottom="0.1575in"/>
      <style:text-properties fo:font-size="28pt" style:font-size-asian="28pt" style:font-size-complex="28pt"/>
    </style:style>
    <style:style style:name="_3f__3f__3f__7e_LT_7e_Gliederung_20_3" style:display-name="???~LT~Gliederung 3" style:family="paragraph" style:parent-style-name="_3f__3f__3f__7e_LT_7e_Gliederung_20_2">
      <style:paragraph-properties fo:margin-top="0in" fo:margin-bottom="0.1181in"/>
      <style:text-properties fo:font-size="24pt" style:font-size-asian="24pt" style:font-size-complex="24pt"/>
    </style:style>
    <style:style style:name="_3f__3f__3f__7e_LT_7e_Gliederung_20_4" style:display-name="???~LT~Gliederung 4" style:family="paragraph" style:parent-style-name="_3f__3f__3f__7e_LT_7e_Gliederung_20_3">
      <style:paragraph-properties fo:margin-top="0in" fo:margin-bottom="0.0783in"/>
      <style:text-properties fo:font-size="20pt" style:font-size-asian="20pt" style:font-size-complex="20pt"/>
    </style:style>
    <style:style style:name="_3f__3f__3f__7e_LT_7e_Gliederung_20_5" style:display-name="???~LT~Gliederung 5" style:family="paragraph" style:parent-style-name="_3f__3f__3f__7e_LT_7e_Gliederung_20_4">
      <style:paragraph-properties fo:margin-top="0in" fo:margin-bottom="0.0398in"/>
    </style:style>
    <style:style style:name="_3f__3f__3f__7e_LT_7e_Gliederung_20_6" style:display-name="???~LT~Gliederung 6" style:family="paragraph" style:parent-style-name="_3f__3f__3f__7e_LT_7e_Gliederung_20_5"/>
    <style:style style:name="_3f__3f__3f__7e_LT_7e_Gliederung_20_7" style:display-name="???~LT~Gliederung 7" style:family="paragraph" style:parent-style-name="_3f__3f__3f__7e_LT_7e_Gliederung_20_6"/>
    <style:style style:name="_3f__3f__3f__7e_LT_7e_Gliederung_20_8" style:display-name="???~LT~Gliederung 8" style:family="paragraph" style:parent-style-name="_3f__3f__3f__7e_LT_7e_Gliederung_20_7"/>
    <style:style style:name="_3f__3f__3f__7e_LT_7e_Gliederung_20_9" style:display-name="???~LT~Gliederung 9" style:family="paragraph" style:parent-style-name="_3f__3f__3f__7e_LT_7e_Gliederung_20_8"/>
    <style:style style:name="_3f__3f__3f__7e_LT_7e_Titel" style:display-name="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7e_LT_7e_Untertitel" style:display-name="???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paragraph">
      <style:paragraph-properties style:text-autospace="none"/>
      <style:text-properties style:letter-kerning="true"/>
    </style:style>
    <style:style style:name="_3f__3f__3f__7e_LT_7e_Hintergrund" style:display-name="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" style:display-name="WW-??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_3f__3f_123" style:display-name="WW-??123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20__3f__3f_" style:display-name="?? ??" style:family="paragraph">
      <style:paragraph-properties style:text-autospace="none"/>
      <style:text-properties style:letter-kerning="true"/>
    </style:style>
    <style:style style:name="WW-_3f__3f_1234" style:display-name="WW-??1234" style:family="paragraph">
      <style:paragraph-properties style:text-autospace="none"/>
      <style:text-properties style:letter-kerning="true"/>
    </style:style>
    <style:style style:name="WW-_3f__3f_12345" style:display-name="WW-??12345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20_1" style:display-name="??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20_2" style:display-name="?? 2" style:family="paragraph" style:parent-style-name="_3f__3f__20_1">
      <style:paragraph-properties fo:margin-top="0in" fo:margin-bottom="0.1575in"/>
      <style:text-properties fo:font-size="28pt" style:font-size-asian="28pt" style:font-size-complex="28pt"/>
    </style:style>
    <style:style style:name="_3f__3f__20_3" style:display-name="?? 3" style:family="paragraph" style:parent-style-name="_3f__3f__20_2">
      <style:paragraph-properties fo:margin-top="0in" fo:margin-bottom="0.1181in"/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in" fo:margin-bottom="0.0783in"/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 fo:margin-top="0in" fo:margin-bottom="0.0398in"/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WW-_3f__3f__3f__20__3f__3f_" style:display-name="WW-??? ??" style:family="paragraph">
      <style:paragraph-properties style:text-autospace="none"/>
      <style:text-properties style:font-name="OpenSymbol" style:font-name-asian="OpenSymbol" style:font-name-complex="OpenSymbol"/>
    </style:style>
    <style:style style:name="_3f__20__3f__3f_" style:display-name="? ??" style:family="paragraph">
      <style:paragraph-properties style:text-autospace="none"/>
    </style:style>
    <style:style style:name="WW-_3f__3f_123456" style:display-name="WW-??123456" style:family="paragraph">
      <style:paragraph-properties style:text-autospace="none"/>
      <style:text-properties style:font-name="Lohit Hindi1" style:font-name-asian="Lohit Hindi1" style:font-name-complex="Lohit Hindi1"/>
    </style:style>
    <style:style style:name="WW-_3f__3f_1234567" style:display-name="WW-??1234567" style:family="paragraph">
      <style:paragraph-properties fo:margin-top="0.1472in" fo:margin-bottom="0.1472in" style:text-autospace="none"/>
      <style:text-properties style:font-name="Lohit Hindi1" fo:font-size="12pt" fo:font-style="italic" style:font-name-asian="Lohit Hindi1" style:font-size-asian="12pt" style:font-style-asian="italic" style:font-name-complex="Lohit Hindi1" style:font-size-complex="12pt" style:font-style-complex="italic"/>
    </style:style>
    <style:style style:name="WW-_3f__3f_12345678" style:display-name="WW-??12345678" style:family="paragraph">
      <style:paragraph-properties fo:margin-top="0in" fo:margin-bottom="0.1472in" style:text-autospace="none"/>
      <style:text-properties style:font-name="Lohit Hindi1" style:font-name-asian="Lohit Hindi1" style:font-name-complex="Lohit Hindi1"/>
    </style:style>
    <style:style style:name="Inspiration_7e_LT_7e_Gliederung_20_1" style:display-name="Inspiration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in" fo:margin-bottom="0.1575in"/>
    </style:style>
    <style:style style:name="Inspiration_7e_LT_7e_Gliederung_20_3" style:display-name="Inspiration~LT~Gliederung 3" style:family="paragraph" style:parent-style-name="Inspiration_7e_LT_7e_Gliederung_20_2">
      <style:paragraph-properties fo:margin-top="0in" fo:margin-bottom="0.1181in"/>
    </style:style>
    <style:style style:name="Inspiration_7e_LT_7e_Gliederung_20_4" style:display-name="Inspiration~LT~Gliederung 4" style:family="paragraph" style:parent-style-name="Inspiration_7e_LT_7e_Gliederung_20_3">
      <style:paragraph-properties fo:margin-top="0in" fo:margin-bottom="0.0783in"/>
    </style:style>
    <style:style style:name="Inspiration_7e_LT_7e_Gliederung_20_5" style:display-name="Inspiration~LT~Gliederung 5" style:family="paragraph" style:parent-style-name="Inspiration_7e_LT_7e_Gliederung_20_4">
      <style:paragraph-properties fo:margin-top="0in" fo:margin-bottom="0.0398in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Lohit Hindi" style:font-size-asian="28pt" style:font-style-asian="normal" style:font-weight-asian="normal" style:font-name-complex="Lohit Hindi" style:font-size-complex="28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22:47:08</meta:creation-date>
    <dc:date>2012-11-22T03:09:49</dc:date>
    <meta:editing-duration>PT17M</meta:editing-duration>
    <meta:editing-cycles>9</meta:editing-cycles>
    <meta:generator>LibreOffice/3.5$Linux_x86 LibreOffice_project/350m1$Build-2</meta:generator>
    <dc:creator>TaeUng </dc:creator>
    <meta:document-statistic meta:table-count="1" meta:image-count="1" meta:object-count="0" meta:page-count="5" meta:paragraph-count="28" meta:word-count="59" meta:character-count="256" meta:non-whitespace-character-count="224"/>
  </office:meta>
</office:document-meta>
</file>